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3.97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0264in"/>
    </style:style>
    <style:style style:name="co7" style:family="table-column">
      <style:table-column-properties fo:break-before="auto" style:column-width="4.0744in"/>
    </style:style>
    <style:style style:name="co8" style:family="table-column">
      <style:table-column-properties fo:break-before="auto" style:column-width="0.4646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3.9902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4.1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Bef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ine and Word Count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>
            <text:p>DP</text:p>
          </table:table-cell>
          <table:table-cell table:style-name="ce1" table:number-columns-repeated="2"/>
          <table:table-cell/>
        </table:table-row>
        <table:table-row table:style-name="ro3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File N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p_4-enclosure_and_liner_notes.wik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p_5-enclosure.wik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p_6-enclosure.wik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p_7-enclosure.wik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dp_8-enclosure_and_article.wik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9-enclosure.wik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p_10-enclosure_and_liner_notes.wik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p_11-enclosure_and_concert_notes.wik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12-enclosure.wik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p_13-enclosure.wik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p_14-enclosure_and_liner_notes.wik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p_15_enclosure_and_review.wiki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p_16-enclosure.wik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p_17-enclosure.wiki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p_18-enclosure_article_and_fan_letter.wik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p_19-enclosure.wiki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p_20-enclosure.wik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p_21_enclosure_and_review.wik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22-enclosure.wiki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p_23_enclosure_and_reviews.wiki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p_24-enclosure_liner_notes_and_article.wiki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p_25-enclosure.wik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p_26-enclosure_liner_notes_and_article.wik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p_27-enclosure.wiki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p_28-enclosure_and_article.wik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dp_29-enclosures.wiki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p_30-enclosure_and_articles.wiki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31-booklet_and_essay.wiki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p_32-enclosure_and_review.wiki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dp_33-booklet_and_reviews.wiki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p_34-booklet.wiki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dp_35-booklet_liner_notes_and_newspaper_clippings.wik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_36-booklet_liner_notes_and_newspaper_clippings.wiki</text:p>
          </table:table-cell>
        </table:table-row>
        <table:table-row table:style-name="ro2">
          <table:table-cell/>
          <table:table-cell office:value-type="string" calcext:value-type="string">
            <text:p>--------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-------------------------------------------------------------</text:p>
          </table:table-cell>
        </table:table-row>
        <table:table-row table:style-name="ro2">
          <table:table-cell/>
          <table:table-cell table:formula="of:=SUM([.B5:.B37])" office:value-type="float" office:value="447" calcext:value-type="float">
            <text:p>447</text:p>
          </table:table-cell>
          <table:table-cell table:formula="of:=SUM([.C5:.C37])" office:value-type="float" office:value="10350" calcext:value-type="float">
            <text:p>10350</text:p>
          </table:table-cell>
          <table:table-cell office:value-type="string" calcext:value-type="string">
            <text:p>Total</text:p>
          </table:table-cell>
        </table:table-row>
      </table:table>
      <table:table table:name="Sort by lines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2" table:number-rows-repeated="3">
          <table:table-cell table:number-columns-repeated="4"/>
        </table:table-row>
        <table:table-row table:style-name="ro3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File Nam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p_5-enclosure.wik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p_6-enclosure.wik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p_7-enclosure.wiki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p_34-booklet.wik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p_13-enclosure.wik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p_27-enclosure.wik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p_17-enclosure.wik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p_19-enclosure.wik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22-enclosure.wiki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p_16-enclosure.wik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9-enclosure.wiki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31-booklet_and_essay.wik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12-enclosure.wiki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p_25-enclosure.wik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p_14-enclosure_and_liner_notes.wiki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p_20-enclosure.wiki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p_28-enclosure_and_article.wiki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p_18-enclosure_article_and_fan_letter.wiki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p_4-enclosure_and_liner_notes.wik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p_21_enclosure_and_review.wik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p_10-enclosure_and_liner_notes.wiki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p_32-enclosure_and_review.wik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p_15_enclosure_and_review.wiki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p_23_enclosure_and_reviews.wik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p_26-enclosure_liner_notes_and_article.wik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dp_8-enclosure_and_article.wiki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dp_33-booklet_and_reviews.wik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dp_29-enclosures.wik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_36-booklet_liner_notes_and_newspaper_clippings.wiki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dp_35-booklet_liner_notes_and_newspaper_clippings.wiki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p_30-enclosure_and_articles.wiki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p_24-enclosure_liner_notes_and_article.wik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p_11-enclosure_and_concert_notes.wiki</text:p>
          </table:table-cell>
        </table:table-row>
      </table:table>
      <table:table table:name="Sort by words" table:style-name="ta1">
        <table:table-column table:style-name="co5" table:number-columns-repeated="3" table:default-cell-style-name="Default"/>
        <table:table-column table:style-name="co7" table:default-cell-style-name="Default"/>
        <table:table-row table:style-name="ro2" table:number-rows-repeated="3">
          <table:table-cell table:number-columns-repeated="4"/>
        </table:table-row>
        <table:table-row table:style-name="ro3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File Nam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p_5-enclosure.wik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p_6-enclosure.wiki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p_34-booklet.wik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p_7-enclosure.wik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p_13-enclosure.wik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p_27-enclosure.wik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p_17-enclosure.wik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p_19-enclosure.wik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22-enclosure.wiki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p_31-booklet_and_essay.wiki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p_16-enclosure.wik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9-enclosure.wik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p_12-enclosure.wiki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p_25-enclosure.wiki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p_20-enclosure.wiki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p_28-enclosure_and_article.wiki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p_4-enclosure_and_liner_notes.wik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p_21_enclosure_and_review.wiki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p_32-enclosure_and_review.wik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p_14-enclosure_and_liner_notes.wik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dp_8-enclosure_and_article.wik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p_10-enclosure_and_liner_notes.wik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p_11-enclosure_and_concert_notes.wiki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p_18-enclosure_article_and_fan_letter.wik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p_15_enclosure_and_review.wik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p_26-enclosure_liner_notes_and_article.wik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_36-booklet_liner_notes_and_newspaper_clippings.wiki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dp_33-booklet_and_reviews.wiki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dp_35-booklet_liner_notes_and_newspaper_clippings.wiki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p_30-enclosure_and_articles.wiki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p_23_enclosure_and_reviews.wik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dp_29-enclosures.wiki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p_24-enclosure_liner_notes_and_article.wiki</text:p>
          </table:table-cell>
        </table:table-row>
      </table:table>
      <table:table table:name="First pas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ine and Word Count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>
            <text:p>DP</text:p>
          </table:table-cell>
          <table:table-cell table:style-name="ce1" table:number-columns-repeated="2"/>
          <table:table-cell/>
        </table:table-row>
        <table:table-row table:style-name="ro3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File N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p_4-enclosure_and_liner_notes.wiki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p_5-enclosure.wik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p_6-enclosure.wiki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p_7-enclosure.wik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p_8-enclosure_and_article.wik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p_9-enclosure.wik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p_10-enclosure_and_liner_notes.wik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p_11-enclosure_and_concert_notes.wik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p_12-enclosure.wik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p_13-enclosure.wik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p_14-enclosure_and_liner_notes.wik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p_15_enclosure_and_review.wiki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p_16-enclosure.wik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p_17-enclosure.wiki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p_18-enclosure_article_and_fan_letter.wik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p_19-enclosure.wiki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p_20-enclosure.wik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p_21_enclosure_and_review.wik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p_22-enclosure.wiki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p_23_enclosure_and_reviews.wiki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p_24-enclosure_liner_notes_and_article.wiki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p_25-enclosure.wik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p_26-enclosure_liner_notes_and_article.wik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p_27-enclosure.wiki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p_28-enclosure_and_article.wik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dp_29-enclosures.wiki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p_30-enclosure_and_articles.wiki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p_31-booklet_and_essay.wiki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dp_32-enclosure_and_review.wiki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p_33-booklet_and_reviews.wiki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p_34-booklet.wiki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dp_35-booklet_liner_notes_and_newspaper_clippings.wik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p_36-booklet_liner_notes_and_newspaper_clippings.wiki</text:p>
          </table:table-cell>
        </table:table-row>
        <table:table-row table:style-name="ro2">
          <table:table-cell/>
          <table:table-cell office:value-type="string" calcext:value-type="string">
            <text:p>--------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-------------------------------------------------------------</text:p>
          </table:table-cell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Totals</text:p>
          </table:table-cell>
        </table:table-row>
      </table:table>
      <table:table table:name="FINAL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ine and Word Count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>
            <text:p>DP</text:p>
          </table:table-cell>
          <table:table-cell table:style-name="ce1" table:number-columns-repeated="2"/>
          <table:table-cell/>
        </table:table-row>
        <table:table-row table:style-name="ro3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File N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p_4-enclosure_and_liner_notes.wiki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p_5-enclosure.wik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p_6-enclosure.wiki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p_7-enclosure.wik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p_8-enclosure_and_article.wik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p_9-enclosure.wiki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p_10-enclosure_and_liner_notes.wiki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p_11-enclosure_and_concert_notes.wiki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p_12-enclosure.wik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p_13-enclosure.wik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p_14-enclosure_and_liner_notes.wik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p_15_enclosure_and_review.wiki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p_16-enclosure.wik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p_17-enclosure.wiki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dp_18-enclosure_article_and_fan_letter.wik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p_19-enclosure.wiki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p_20-enclosure.wiki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p_21_enclosure_and_review.wik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p_22-enclosure.wiki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p_23_enclosure_and_reviews.wiki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p_24-enclosure_liner_notes_and_article.wiki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p_25-enclosure.wik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dp_26-enclosure_liner_notes_and_article.wiki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p_27-enclosure.wiki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p_28-enclosure_and_article.wik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dp_29-enclosures.wiki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p_30-enclosure_and_articles.wiki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p_31-booklet_and_essay.wiki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dp_32-enclosure_and_review.wiki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p_33-booklet_and_reviews.wiki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p_34-booklet.wiki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dp_35-booklet_liner_notes_and_newspaper_clippings.wiki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p_36-booklet_liner_notes_and_newspaper_clippings.wiki</text:p>
          </table:table-cell>
        </table:table-row>
        <table:table-row table:style-name="ro2">
          <table:table-cell/>
          <table:table-cell office:value-type="string" calcext:value-type="string">
            <text:p>--------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-------------------------------------------------------------</text:p>
          </table:table-cell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Total</text:p>
          </table:table-cell>
        </table:table-row>
      </table:table>
      <table:named-expressions/>
      <table:database-ranges>
        <table:database-range table:name="__Anonymous_Sheet_DB__1" table:target-range-address="'Sort by lines'.A5:'Sort by lines'.D37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Sort by words'.A5:'Sort by words'.D37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4:39:08.64306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2:46:14.313619684</meta:creation-date>
    <meta:generator>LibreOffice/6.4.7.2$Linux_X86_64 LibreOffice_project/40$Build-2</meta:generator>
    <dc:date>2022-03-28T15:52:33.235431823</dc:date>
    <meta:editing-duration>P1DT2H51M22S</meta:editing-duration>
    <meta:editing-cycles>15</meta:editing-cycles>
    <meta:document-statistic meta:table-count="5" meta:cell-count="704" meta:object-count="0"/>
  </office:meta>
</office:document-meta>
</file>